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officeooo:rsid="00116ed2" officeooo:paragraph-rsid="00116ed2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normal" officeooo:rsid="00116ed2" officeooo:paragraph-rsid="00116ed2" style:font-weight-asian="normal" style:font-weight-complex="normal"/>
    </style:style>
    <style:style style:name="P3" style:family="paragraph" style:parent-style-name="Standard">
      <style:text-properties style:font-name="Times New Roman" fo:font-weight="bold" officeooo:rsid="00116ed2" officeooo:paragraph-rsid="00116ed2" style:font-weight-asian="bold" style:font-weight-complex="bold"/>
    </style:style>
    <style:style style:name="P4" style:family="paragraph" style:parent-style-name="Standard">
      <style:text-properties officeooo:paragraph-rsid="00116ed2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normal" officeooo:rsid="0012964e" officeooo:paragraph-rsid="00201d1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1dad12"/>
    </style:style>
    <style:style style:name="P7" style:family="paragraph" style:parent-style-name="Standard">
      <style:text-properties officeooo:paragraph-rsid="00116e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705" style:font-weight-asian="bold" style:font-weight-complex="bold"/>
    </style:style>
    <style:style style:name="T3" style:family="text">
      <style:text-properties officeooo:rsid="0017f73b"/>
    </style:style>
    <style:style style:name="T4" style:family="text">
      <style:text-properties style:font-name="Times New Roman" fo:font-weight="bold" officeooo:rsid="001bd649" style:font-weight-asian="bold" style:font-weight-complex="bold"/>
    </style:style>
    <style:style style:name="T5" style:family="text">
      <style:text-properties style:font-name="Times New Roman" fo:font-weight="bold" officeooo:rsid="00116ed2" style:font-weight-asian="bold" style:font-weight-complex="bold"/>
    </style:style>
    <style:style style:name="T6" style:family="text">
      <style:text-properties style:font-name="Times New Roman" fo:font-weight="normal" officeooo:rsid="00116ed2" style:font-weight-asian="normal" style:font-weight-complex="normal"/>
    </style:style>
    <style:style style:name="T7" style:family="text">
      <style:text-properties style:font-name="Times New Roman" fo:font-weight="normal" officeooo:rsid="001dad12" style:font-weight-asian="normal" style:font-weight-complex="normal"/>
    </style:style>
    <style:style style:name="T8" style:family="text">
      <style:text-properties style:font-name="Times New Roman" fo:font-weight="normal" officeooo:rsid="001e29d8" style:font-weight-asian="normal" style:font-weight-complex="normal"/>
    </style:style>
    <style:style style:name="T9" style:family="text">
      <style:text-properties style:font-name="Times New Roman" fo:font-style="normal" style:text-underline-style="none" fo:font-weight="normal" officeooo:rsid="001dad12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style:text-underline-style="none" fo:font-weight="normal" officeooo:rsid="00201d10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style:text-underline-style="none" fo:font-weight="normal" officeooo:rsid="0021c51b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italic" style:text-underline-style="none" fo:font-weight="normal" officeooo:rsid="001dad12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Título do Projeto:</text:span><text:span text:style-name="T6"> </text:span><text:span text:style-name="T7">Py</text:span><text:span text:style-name="T8">Sysbone</text:span><text:span text:style-name="T7"> – Uma proposta de matemática aplicada na programação</text:span></text:p>
      <text:p text:style-name="P4"><text:span text:style-name="T4">Autor</text:span><text:span text:style-name="T5">:</text:span><text:span text:style-name="T6"> Márcio Augusto Bentes Moda</text:span></text:p>
      <text:p text:style-name="P1"/>
      <text:p text:style-name="P3">Resumo:</text:p>
      <text:p text:style-name="P6"><text:span text:style-name="T9">O referido estudo se trata sobre uma pesquisa feita sobre o tema da </text:span><text:span text:style-name="T12">Discalculia</text:span><text:span text:style-name="T9"> que é um assunto focado na área do ensino pedagógico do professor, é abordado como um desafio para os alunos em realizarem operações matemáticas (aritméticas,expressões, etc). </text:span><text:span text:style-name="T10">Para mais, a proposta seria um produto/software livre visando </text:span><text:span text:style-name="T11">como recurso em aulas experimentares didáticas de que maneira um uso de pseudolinguagem incluindo o mecanismo de resposta matemática e inteligente, resolvendo e apresentando na tela possíveis caminhos de resolver um algoritmo na programação, modelo reverso do Portugol (Manso, 2006).</text:span></text:p>
      <text:p text:style-name="P2"/>
      <text:p text:style-name="P2"/>
      <text:p text:style-name="P5"><text:span text:style-name="T2">Palavras-chaves</text:span><text:span text:style-name="T1">:</text:span> Educação, Software Livre, <text:span text:style-name="T3">Programação e Matemátic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9T14:03:40.752723087</meta:creation-date>
    <dc:date>2021-03-21T16:59:25.494193757</dc:date>
    <meta:editing-duration>PT33M9S</meta:editing-duration>
    <meta:editing-cycles>19</meta:editing-cycles>
    <meta:generator>LibreOffice/7.0.3.1$Linux_X86_64 LibreOffice_project/00$Build-1</meta:generator>
    <meta:document-statistic meta:table-count="0" meta:image-count="0" meta:object-count="0" meta:page-count="1" meta:paragraph-count="5" meta:word-count="113" meta:character-count="790" meta:non-whitespace-character-count="681"/>
  </office:meta>
</office:document-meta>
</file>